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648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368cm"/>
    </style:style>
    <style:style style:name="gr9" style:family="graphic" style:parent-style-name="standard">
      <style:graphic-properties draw:stroke="none" svg:stroke-color="#000000" draw:fill="none" draw:fill-color="#ffffff" draw:textarea-horizontal-align="left" draw:auto-grow-height="true" draw:auto-grow-width="true" fo:min-height="0.471cm" fo:min-width="0.87cm"/>
    </style:style>
    <style:style style:name="gr10" style:family="graphic" style:parent-style-name="standard">
      <style:graphic-properties draw:stroke="none" svg:stroke-color="#000000" draw:fill="none" draw:fill-color="#ffffff" draw:textarea-horizontal-align="left" draw:auto-grow-height="true" draw:auto-grow-width="true" fo:min-height="0.554cm" fo:min-width="1.225cm"/>
    </style:style>
    <style:style style:name="gr11" style:family="graphic" style:parent-style-name="standard">
      <style:graphic-properties draw:stroke="none" svg:stroke-color="#000000" draw:fill="none" draw:fill-color="#ffffff" draw:textarea-horizontal-align="left" draw:auto-grow-height="true" draw:auto-grow-width="true" fo:min-height="0.295cm" fo:min-width="1.492cm"/>
    </style:style>
    <style:style style:name="gr12" style:family="graphic" style:parent-style-name="standard">
      <style:graphic-properties draw:stroke="none" svg:stroke-color="#000000" draw:fill="none" draw:fill-color="#ffffff" draw:textarea-horizontal-align="left" draw:auto-grow-height="true" draw:auto-grow-width="false" fo:min-height="0.941cm" fo:min-width="1.57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loext:graphic-properties draw:fill="none"/>
      <style:paragraph-properties fo:text-align="center"/>
    </style:style>
    <style:style style:name="P4" style:family="paragraph">
      <style:paragraph-properties fo:text-align="center"/>
      <style:text-properties fo:font-size="12pt" style:font-size-asian="12pt" style:font-size-complex="12pt"/>
    </style:style>
    <style:style style:name="P5" style:family="paragraph">
      <loext:graphic-properties draw:fill="none" draw:fill-color="#ffffff"/>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draw:fill-color="#ffffff"/>
      <style:text-properties fo:font-size="10pt" style:font-size-asian="10pt" style:font-size-complex="10pt"/>
    </style:style>
    <style:style style:name="P8" style:family="paragraph">
      <style:text-properties fo:font-size="15pt" style:font-size-asian="15pt" style:font-size-complex="15pt"/>
    </style:style>
    <style:style style:name="P9" style:family="paragraph">
      <loext:graphic-properties draw:fill="none" draw:fill-color="#ffffff"/>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xml:id="id2" draw:id="id2" draw:layer="layout" svg:width="3.8cm" svg:height="2.6cm" svg:x="9.7cm" svg:y="4.8cm">
          <text:p text:style-name="P1">Raspberry</text:p>
          <text:p text:style-name="P1">(server)</text:p>
        </draw:rect>
        <draw:custom-shape draw:style-name="gr2" draw:text-style-name="P1" draw:layer="layout" svg:width="4.6cm" svg:height="3.6cm" svg:x="9.6cm" svg:y="9cm">
          <text:p text:style-name="P1">W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3.3cm" svg:height="3.3cm" svg:x="24.4cm" svg:y="4.9cm">
          <text:p text:style-name="P1"><text:span text:style-name="T1">Computer</text:span></text:p>
          <text:p text:style-name="P1"><text:span text:style-name="T1">(Windows, </text:span></text:p>
          <text:p text:style-name="P1"><text:span text:style-name="T1">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8cm" svg:height="1.4cm" svg:x="1.4cm" svg:y="11.8cm">
          <text:p text:style-name="P1"><text:span text:style-name="T1">Tablet</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3cm" svg:y="13.7cm">
          <text:p text:style-name="P1"><text:span text:style-name="T1">Ipad</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12.1cm" svg:y="13.6cm">
          <text:p text:style-name="P1"><text:span text:style-name="T1">Laptop</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9.7cm" svg:y1="11.6cm" svg:x2="5.9cm" svg:y2="13.8cm">
          <text:p/>
        </draw:line>
        <draw:line draw:style-name="gr4" draw:text-style-name="P3" draw:layer="layout" svg:x1="10.5cm" svg:y1="12.2cm" svg:x2="7cm" svg:y2="15.3cm">
          <text:p/>
        </draw:line>
        <draw:line draw:style-name="gr4" draw:text-style-name="P3" draw:layer="layout" svg:x1="12.4cm" svg:y1="12.4cm" svg:x2="13.6cm" svg:y2="13.6cm">
          <text:p/>
        </draw:line>
        <draw:line draw:style-name="gr4" draw:text-style-name="P3" draw:layer="layout" svg:x1="11.1cm" svg:y1="7.4cm" svg:x2="11.1cm" svg:y2="9.4cm">
          <text:p/>
        </draw:line>
        <draw:line draw:style-name="gr4" draw:text-style-name="P3" draw:layer="layout" svg:x1="3.7cm" svg:y1="4.8cm" svg:x2="5.3cm" svg:y2="4.8cm">
          <text:p/>
        </draw:line>
        <draw:custom-shape draw:style-name="gr3" draw:text-style-name="P4" draw:layer="layout" svg:width="1.4cm" svg:height="1cm" svg:x="2.25cm" svg:y="4.325cm">
          <text:p text:style-name="P1"><text:span text:style-name="T2">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 draw:id="id1" draw:layer="layout" svg:width="1.5cm" svg:height="0.9cm" svg:x="5cm" svg:y="9.5cm">
          <text:p text:style-name="P1"><text:span text:style-name="T2">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3.1cm" svg:height="1.2cm" svg:x="1.244cm" svg:y="6.211cm">
          <text:p text:style-name="P1"><text:span text:style-name="T2">AIS rece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cm" svg:height="1cm" svg:x="5.3cm" svg:y="4.3cm">
          <text:p text:style-name="P1"><text:span text:style-name="T2">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cm" svg:height="1cm" svg:x="5.3cm" svg:y="6.4cm">
          <text:p text:style-name="P1"><text:span text:style-name="T2">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8cm" svg:y1="4.8cm" svg:x2="8cm" svg:y2="6.9cm">
          <text:p/>
        </draw:line>
        <draw:line draw:style-name="gr4" draw:text-style-name="P3" draw:layer="layout" svg:x1="7.3cm" svg:y1="4.8cm" svg:x2="8cm" svg:y2="4.8cm">
          <text:p/>
        </draw:line>
        <draw:line draw:style-name="gr4" draw:text-style-name="P3" draw:layer="layout" svg:x1="4.3cm" svg:y1="6.9cm" svg:x2="5.3cm" svg:y2="6.9cm">
          <text:p/>
        </draw:line>
        <draw:line draw:style-name="gr4" draw:text-style-name="P3" draw:layer="layout" svg:x1="7.3cm" svg:y1="6.9cm" svg:x2="8cm" svg:y2="6.9cm">
          <text:p/>
        </draw:line>
        <draw:line draw:style-name="gr4" draw:text-style-name="P3" draw:layer="layout" svg:x1="8cm" svg:y1="5.4cm" svg:x2="9.7cm" svg:y2="5.4cm">
          <text:p/>
        </draw:line>
        <draw:custom-shape draw:style-name="gr3" draw:text-style-name="P4" draw:layer="layout" svg:width="1.8cm" svg:height="1.8cm" svg:x="17.2cm" svg:y="5.3cm">
          <text:p text:style-name="P1"><text:span text:style-name="T2">SD c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17.2cm" svg:y1="6.2cm" svg:x2="13.5cm" svg:y2="6.2cm">
          <text:p/>
        </draw:line>
        <draw:line draw:style-name="gr5" draw:text-style-name="P3" draw:layer="layout" svg:x1="24.3cm" svg:y1="6.6cm" svg:x2="19cm" svg:y2="6.2cm">
          <text:p/>
        </draw:line>
        <draw:line draw:style-name="gr6" draw:text-style-name="P3" draw:layer="layout" svg:x1="22cm" svg:y1="1.5cm" svg:x2="22cm" svg:y2="18.1cm">
          <text:p/>
        </draw:line>
        <draw:frame draw:style-name="gr7" draw:text-style-name="P5" draw:layer="layout" svg:width="3.148cm" svg:height="0.962cm" svg:x="6.952cm" svg:y="17.238cm">
          <draw:text-box>
            <text:p>On board</text:p>
          </draw:text-box>
        </draw:frame>
        <draw:frame draw:style-name="gr8" draw:text-style-name="P5" draw:layer="layout" svg:width="3.249cm" svg:height="0.962cm" svg:x="22.1cm" svg:y="16.938cm">
          <draw:text-box>
            <text:p>Zu Hause</text:p>
          </draw:text-box>
        </draw:frame>
        <draw:frame draw:style-name="gr9" draw:text-style-name="P6" draw:layer="layout" svg:width="1.374cm" svg:height="0.725cm" svg:x="8.2cm" svg:y="4.4cm">
          <draw:text-box>
            <text:p><text:span text:style-name="T2">USB</text:span></text:p>
          </draw:text-box>
        </draw:frame>
        <draw:frame draw:style-name="gr10" draw:text-style-name="P6" draw:layer="layout" svg:width="1.725cm" svg:height="0.804cm" svg:x="3.675cm" svg:y="3.9cm">
          <draw:text-box>
            <text:p><text:span text:style-name="T2">NMEA</text:span></text:p>
          </draw:text-box>
        </draw:frame>
        <draw:frame draw:style-name="gr11" draw:text-style-name="P7" draw:layer="layout" svg:width="1.992cm" svg:height="0.645cm" svg:x="6.5cm" svg:y="9cm">
          <draw:text-box>
            <text:p><text:span text:style-name="T3">Bluetooth</text:span></text:p>
          </draw:text-box>
        </draw:frame>
        <draw:frame draw:style-name="gr12" draw:text-style-name="P6" draw:layer="layout" svg:width="2.57cm" svg:height="1.199cm" svg:x="19.33cm" svg:y="6.4cm">
          <draw:text-box>
            <text:p><text:span text:style-name="T2">Software Charts</text:span></text:p>
          </draw:text-box>
        </draw:frame>
        <draw:custom-shape draw:style-name="gr3" draw:text-style-name="P2" draw:layer="layout" svg:width="2.9cm" svg:height="1.4cm" svg:x="5.5cm" svg:y="15.3cm">
          <text:p text:style-name="P1"><text:span text:style-name="T1">Ipad</text:span></text:p>
          <text:p text:style-name="P1"><text:span text:style-name="T1">Inav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9.6cm" svg:y="15.4cm">
          <text:p text:style-name="P1"><text:span text:style-name="T1">Laptop</text:span></text:p>
          <text:p text:style-name="P1"><text:span text:style-name="T1">OpenCP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9.8cm" svg:y1="11.1cm" svg:x2="4.2cm" svg:y2="12.5cm">
          <text:p/>
        </draw:line>
        <draw:line draw:style-name="gr4" draw:text-style-name="P3" draw:layer="layout" svg:x1="11.1cm" svg:y1="12.4cm" svg:x2="11.1cm" svg:y2="15.4cm">
          <text:p/>
        </draw:line>
        <draw:frame draw:style-name="gr13" draw:text-style-name="P9" draw:layer="layout" svg:width="5.15cm" svg:height="1.427cm" svg:x="22.669cm" svg:y="9.227cm">
          <draw:text-box>
            <text:p text:style-name="P8"><text:span text:style-name="T4">Karten konvertieren</text:span></text:p>
            <text:p text:style-name="P8"><text:span text:style-name="T4">und Herunterladen</text:span></text:p>
          </draw:text-box>
        </draw:frame>
        <draw:connector draw:style-name="gr14" draw:text-style-name="P1" draw:layer="layout" draw:line-skew="0.799cm" svg:x1="6.5cm" svg:y1="9.95cm" svg:x2="9.7cm" svg:y2="6.1cm" draw:start-shape="id1" draw:start-glue-point="1" draw:end-shape="id2" svg:d="M6500 9950h2400v-3850h800" svg:viewBox="0 0 3201 38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14T18:24:34</meta:creation-date>
    <dc:date>2019-12-23T17:22:07.046100783</dc:date>
    <meta:editing-duration>P1DT16H38M36S</meta:editing-duration>
    <meta:editing-cycles>3</meta:editing-cycles>
    <meta:generator>LibreOffice/6.0.7.3$Linux_X86_64 LibreOffice_project/00m0$Build-3</meta:generator>
    <dc:creator>Andreas </dc:creator>
    <meta:document-statistic meta:object-count="37"/>
  </office:meta>
</office:document-meta>
</file>